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78.94mm" svg:height="124.87mm" svg:x="44.28mm" svg:y="2.12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43.59mm" svg:height="136mm" svg:x="67.65mm" svg:y="1.06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74.7mm" svg:height="105.36mm" svg:x="35.01mm" svg:y="1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35.01mm" svg:y="1mm">
            <loext:p/>
            <draw:object draw:notify-on-update-of-ranges="'5. Pomiary'.A1:'5. Pomiary'.A1 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209.68mm" svg:height="125.15mm" svg:x="43.73mm" svg:y="1.06mm">
            <loext:p/>
            <draw:object draw:notify-on-update-of-ranges="'6. Nazwiska'.A1:'6. Nazwiska'.A1 '6. Nazwiska'.A2:'6. Nazwiska'.A9 '6. Nazwiska'.B1:'6. Nazwiska'.B1 '6. Nazwiska'.B2:'6. Nazwiska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235.41mm" svg:height="125.41mm" svg:x="64.39mm" svg:y="9mm">
            <loext:p/>
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05" calcext:value-type="float">
            <text:p>5,05</text:p>
          </table:table-cell>
          <table:table-cell table:style-name="ce8" table:formula="of:=RAND()*0.5+0.5" office:value-type="percentage" office:value="0.767540921566592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5.39" calcext:value-type="float">
            <text:p>5,39</text:p>
          </table:table-cell>
          <table:table-cell table:style-name="ce8" table:formula="of:=RAND()*0.5+0.5" office:value-type="percentage" office:value="0.927233987373592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76" calcext:value-type="float">
            <text:p>4,76</text:p>
          </table:table-cell>
          <table:table-cell table:style-name="ce8" table:formula="of:=RAND()*0.5+0.5" office:value-type="percentage" office:value="0.782114790808562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05" calcext:value-type="float">
            <text:p>2,05</text:p>
          </table:table-cell>
          <table:table-cell table:style-name="ce8" table:formula="of:=RAND()*0.5+0.5" office:value-type="percentage" office:value="0.560886067852129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03" calcext:value-type="float">
            <text:p>2,03</text:p>
          </table:table-cell>
          <table:table-cell table:style-name="ce8" table:formula="of:=RAND()*0.5+0.5" office:value-type="percentage" office:value="0.781878890542824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76" calcext:value-type="float">
            <text:p>4,76</text:p>
          </table:table-cell>
          <table:table-cell table:style-name="ce8" table:formula="of:=RAND()*0.5+0.5" office:value-type="percentage" office:value="0.694498849926285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65" calcext:value-type="float">
            <text:p>5,65</text:p>
          </table:table-cell>
          <table:table-cell table:style-name="ce8" table:formula="of:=RAND()*0.5+0.5" office:value-type="percentage" office:value="0.622535829865196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47" calcext:value-type="float">
            <text:p>1,47</text:p>
          </table:table-cell>
          <table:table-cell table:style-name="ce8" table:formula="of:=RAND()*0.5+0.5" office:value-type="percentage" office:value="0.636604732351724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25" calcext:value-type="float">
            <text:p>4,25</text:p>
          </table:table-cell>
          <table:table-cell table:style-name="ce8" table:formula="of:=RAND()*0.5+0.5" office:value-type="percentage" office:value="0.613037111310759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74" calcext:value-type="float">
            <text:p>2,74</text:p>
          </table:table-cell>
          <table:table-cell table:style-name="ce8" table:formula="of:=RAND()*0.5+0.5" office:value-type="percentage" office:value="0.672873439990479" calcext:value-type="percentage">
            <text:p>6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6:49:19.08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7:40:17.972000000</dc:date>
    <meta:generator>LibreOffice/5.4.3.2$Windows_x86 LibreOffice_project/92a7159f7e4af62137622921e809f8546db437e5</meta:generator>
    <meta:editing-duration>PT2H52M24S</meta:editing-duration>
    <meta:editing-cycles>37</meta:editing-cycles>
    <meta:document-statistic meta:table-count="7" meta:cell-count="520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3" number:language="pl" number:country="PL">
      <number:number number:decimal-places="0" loext:min-decimal-places="0" number:min-integer-digits="1" number:grouping="true"/>
    </number:number-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3c1"/>
    </style:style>
    <style:style style:name="ch2" style:family="chart">
      <style:chart-properties chart:auto-position="true" style:rotation-angle="0"/>
      <style:text-properties fo:color="#407927" fo:font-family="'Arial Black'" style:font-style-name="Normalny" fo:font-size="16pt" fo:font-weight="9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ny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family="'Liberation Serif'" style:font-style-name="Regularna" style:font-family-generic="roman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003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color="#0d1f63" fo:font-family="Arial" style:font-style-name="Normalny" fo:font-size="10pt" style:font-size-asian="10pt" style:font-size-complex="10pt"/>
    </style:style>
    <style:style style:name="ch9" style:family="chart">
      <style:graphic-properties svg:stroke-color="#b2b2b2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e0efd4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95cm" svg:height="12.488cm" xlink:href=".." xlink:type="simple" chart:class="chart:line" chart:style-name="ch1">
        <chart:title svg:x="7.125cm" svg:y="0.384cm" chart:style-name="ch2">
          <text:p>Indeks WIG</text:p>
        </chart:title>
        <chart:legend chart:legend-position="end" svg:x="14.725cm" svg:y="5.945cm" style:legend-expansion="high" chart:style-name="ch3"/>
        <chart:plot-area chart:style-name="ch4" table:cell-range-address="'1. Giełda'.A1:'1. Giełda'.B22" chart:data-source-has-labels="both" svg:x="0.357cm" svg:y="1.766cm" svg:width="14.011cm" svg:height="10.473cm">
          <chartooo:coordinate-region svg:x="1.64cm" svg:y="1.766cm" svg:width="12.728cm" svg:height="8.331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ial Black'" style:font-style-name="Normalny" fo:font-size="16pt" fo:font-weight="9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ny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family="Arial" style:font-style-name="Normalny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6cm" svg:height="13.601cm" xlink:href=".." xlink:type="simple" chart:class="chart:circle" chart:style-name="ch1">
        <chart:title svg:x="8.77cm" svg:y="0.407cm" chart:style-name="ch2">
          <text:p>Wybory samorządowe</text:p>
        </chart:title>
        <chart:legend chart:legend-position="end" svg:x="20.112cm" svg:y="5.754cm" style:legend-expansion="high" chart:style-name="ch3"/>
        <chart:plot-area chart:style-name="ch4" table:cell-range-address="'2. Wybory'.A1:'2. Wybory'.B5" chart:data-source-has-labels="both" svg:x="0.487cm" svg:y="1.812cm" svg:width="19.138cm" svg:height="11.517cm">
          <chartooo:coordinate-region svg:x="4.176cm" svg:y="2.381cm" svg:width="10.948cm" svg:height="10.94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 draw:fill-color="#fffbcc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edcc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471cm" svg:height="10.537cm" xlink:href=".." xlink:type="simple" chart:class="chart:scatter" chart:style-name="ch1">
        <chart:legend chart:legend-position="end" svg:x="15.942cm" svg:y="4.969cm" style:legend-expansion="high" chart:style-name="ch2"/>
        <chart:plot-area chart:style-name="ch3" table:cell-range-address="'3. Matematyczne I'.A1:'3. Matematyczne I'.B102" chart:data-source-has-labels="row" svg:x="0.349cm" svg:y="0.21cm" svg:width="15.244cm" svg:height="10.117cm">
          <chartooo:coordinate-region svg:x="0.495cm" svg:y="0.409cm" svg:width="15.004cm" svg:height="9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 draw:fill-color="#bcaed5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bcc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1:'5. Pomiary'.B32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fill-color="#729fcf"/>
      <style:text-properties fo:color="#94070a" fo:font-family="'Arial Black'" style:font-style-name="Normalny" fo:font-size="16pt" fo:font-weight="900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ny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60"/>
      <style:graphic-properties svg:stroke-color="#b3b3b3"/>
      <style:text-properties fo:font-family="Arial" style:font-style-name="Normalny" fo:font-size="12pt" style:font-size-asian="10pt" style:font-size-complex="10pt"/>
    </style:style>
    <style:style style:name="ch6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color="#0d1f63" fo:font-family="Arial" style:font-style-name="Normalny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a131a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579835"/>
    </style:style>
    <style:style style:name="ch12" style:family="chart">
      <style:chart-properties chart:solid-type="cuboid"/>
      <style:graphic-properties draw:fill-color="#610506"/>
    </style:style>
    <style:style style:name="ch13" style:family="chart">
      <style:chart-properties chart:solid-type="cuboid"/>
      <style:graphic-properties draw:fill-color="#7da7d8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chart-properties chart:solid-type="cuboid"/>
      <style:graphic-properties draw:fill-color="#a096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969cm" svg:height="12.516cm" xlink:href=".." xlink:type="simple" chart:class="chart:bar" chart:style-name="ch1">
        <chart:title svg:x="8.993cm" svg:y="0.385cm" chart:style-name="ch2">
          <text:p>Częstość</text:p>
        </chart:title>
        <chart:legend chart:legend-position="end" svg:x="18.759cm" svg:y="5.959cm" style:legend-expansion="high" chart:style-name="ch3"/>
        <chart:plot-area chart:style-name="ch4" table:cell-range-address="'6. Nazwiska'.A1:'6. Nazwiska'.B9" chart:data-source-has-labels="both" svg:x="0.419cm" svg:y="1.768cm" svg:width="17.921cm" svg:height="10.498cm">
          <chartooo:coordinate-region svg:x="1.966cm" svg:y="1.768cm" svg:width="16.374cm" svg:height="7.556cm"/>
          <chart:axis chart:dimension="x" chart:name="primary-x" chart:style-name="ch5" chartooo:axis-type="auto">
            <chartooo:date-scale/>
            <chart:categories table:cell-range-address="'6. Nazwiska'.A2:'6. Nazwiska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. Nazwiska'.B2:'6. Nazwiska'.B9" chart:label-cell-address="'6. Nazwiska'.B1:'6. Nazwiska'.B1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Normalny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Normalny"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7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Arial" style:font-style-name="Normalny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inimum="0" chart:maximum="1.2" chart:interval-major="0.2" chart:reverse-direction="false" text:line-break="false" loext:try-staggering-first="false" chart:link-data-style-to-source="true" chart:axis-position="end"/>
      <style:graphic-properties svg:stroke-color="#b3b3b3"/>
      <style:text-properties fo:font-family="Arial" style:font-style-name="Normalny"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42cm" svg:height="12.542cm" xlink:href=".." xlink:type="simple" chart:class="chart:bar" chart:style-name="ch1">
        <chart:legend svg:x="10.958cm" svg:y="1.137cm" style:legend-expansion="custom" chartooo:width="3.145cm" chartooo:height="1.062cm" style:legend-expansion-aspect-ratio="2.96139359698682" chart:style-name="ch2"/>
        <chart:plot-area chart:style-name="ch3" table:cell-range-address="'7. Klasyfikacja'.A1:'7. Klasyfikacja'.C11" chart:data-source-has-labels="both" svg:x="0.469cm" svg:y="0.513cm" svg:width="22.599cm" svg:height="11.795cm">
          <chartooo:coordinate-region svg:x="0.905cm" svg:y="0.713cm" svg:width="21.038cm" svg:height="10.948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5.05">
                <text:p>5.05</text:p>
                <draw:g>
                  <svg:desc>'7. Klasyfikacja'.B2:'7. Klasyfikacja'.B11</svg:desc>
                </draw:g>
              </table:table-cell>
              <table:table-cell office:value-type="float" office:value="0.767540921566592">
                <text:p>0.767540921566592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39">
                <text:p>5.39</text:p>
              </table:table-cell>
              <table:table-cell office:value-type="float" office:value="0.927233987373592">
                <text:p>0.92723398737359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76">
                <text:p>4.76</text:p>
              </table:table-cell>
              <table:table-cell office:value-type="float" office:value="0.782114790808562">
                <text:p>0.782114790808562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2.05">
                <text:p>2.05</text:p>
              </table:table-cell>
              <table:table-cell office:value-type="float" office:value="0.560886067852129">
                <text:p>0.560886067852129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3">
                <text:p>2.03</text:p>
              </table:table-cell>
              <table:table-cell office:value-type="float" office:value="0.781878890542824">
                <text:p>0.781878890542824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76">
                <text:p>4.76</text:p>
              </table:table-cell>
              <table:table-cell office:value-type="float" office:value="0.694498849926285">
                <text:p>0.694498849926285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5.65">
                <text:p>5.65</text:p>
              </table:table-cell>
              <table:table-cell office:value-type="float" office:value="0.622535829865196">
                <text:p>0.622535829865196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.47">
                <text:p>1.47</text:p>
              </table:table-cell>
              <table:table-cell office:value-type="float" office:value="0.636604732351724">
                <text:p>0.63660473235172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25">
                <text:p>4.25</text:p>
              </table:table-cell>
              <table:table-cell office:value-type="float" office:value="0.613037111310759">
                <text:p>0.613037111310759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74">
                <text:p>2.74</text:p>
              </table:table-cell>
              <table:table-cell office:value-type="float" office:value="0.672873439990479">
                <text:p>0.6728734399904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